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13bf5" officeooo:paragraph-rsid="00113bf5"/>
    </style:style>
    <style:style style:name="P7" style:family="paragraph" style:parent-style-name="Standard">
      <style:text-properties officeooo:rsid="0010abff" officeooo:paragraph-rsid="00173512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6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7"><text:s/><text:span text:style-name="T6">zaterdag 11:16=&gt;11:47 <text:s text:c="7"/>stroommeting en beveiliging code schrijven+code opschonen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2T11:47:20.705000000</dc:date>
    <meta:editing-duration>PT4H4M30S</meta:editing-duration>
    <meta:editing-cycles>11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8" meta:word-count="93" meta:character-count="710" meta:non-whitespace-character-count="610"/>
  </office:meta>
</office:document-meta>
</file>